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4" style:family="table-cell" style:parent-style-name="Lien_32_hypertexte" style:data-style-name="N0">
      <style:table-cell-properties fo:background-color="#FFFF00"/>
      <style:text-properties fo:color="#0563C1" style:text-underline-style="solid" style:text-underline-type="single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Lien_32_hypertexte" style:data-style-name="N0">
      <style:table-cell-properties fo:background-color="#FFFF00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9.48266666666667cm" style:use-optimal-column-width="true"/>
    </style:style>
    <style:style style:name="co2" style:family="table-column">
      <style:table-column-properties fo:break-before="auto" style:column-width="4.7625cm"/>
    </style:style>
    <style:style style:name="co3" style:family="table-column">
      <style:table-column-properties fo:break-before="auto" style:column-width="9.3345cm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A2</text:p>
          </table:table-cell>
          <table:table-cell office:value-type="string" table:style-name="ce1">
            <text:p>groupe de TP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1">
            <text:p>groupe de SA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HEVRAND Ethan</text:p>
          </table:table-cell>
          <table:table-cell office:value-type="string" table:style-name="ce1">
            <text:p>(Référent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AGBERT Mathi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HEKKI Rim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HOULET Alb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DJUISSI DEYNOU Syntych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<text:a xlink:href="https://github.com/EthanCHEVRAND/presentation-free">https://github.com/EthanCHEVRAND/presentation-free</text:a></text:p>
          </table:table-cell>
          <table:table-cell office:value-type="string" table:style-name="ce1">
            <text:p>URL du projet « GitHub »</text:p>
          </table:table-cell>
          <table:table-cell office:value-type="string" table:style-name="ce6">
            <text:p><text:a xlink:href="https://ethanchevrand.github.io/presentation-free/">https://EthanCHEVRAND.github.io/presentation-free/</text:a></text:p>
          </table:table-cell>
          <table:table-cell office:value-type="string" table:style-name="ce1">
            <text:p>URL du site « GitHub Pages » :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URL <text:s/>( sélection du texte ; clic droit éditer l’hyperlien)</text:p>
          </table:table-cell>
          <table:table-cell table:style-name="ce1"/>
          <table:table-cell office:value-type="string" table:style-name="ce1">
            <text:p>(MENU : <text:s/>(sélection du texte) insertion / hyperlien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(MENU : <text:s/>(sélection du texte) insertion / hyperlien)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Livrable 2 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URL du projet «Gitlab»</text:p>
          </table:table-cell>
          <table:table-cell table:style-name="ce2"/>
          <table:table-cell office:value-type="string" table:style-name="ce1">
            <text:p>URL du site « Gitlab Pages » :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URL du projet «Bitbucket»</text:p>
          </table:table-cell>
          <table:table-cell table:style-name="ce2"/>
          <table:table-cell office:value-type="string" table:style-name="ce1">
            <text:p>URL du site «Bitbucket Pages » :</text:p>
          </table:table-cell>
          <table:table-cell table:number-columns-repeated="16380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928</meta:generator>
    <meta:initial-creator>Ethan CHEVRAND</meta:initial-creator>
    <dc:creator>Ethan CHEVRAND</dc:creator>
    <meta:creation-date>2023-02-13T09:02:22Z</meta:creation-date>
    <dc:date>2024-09-25T08:12:21Z</dc:date>
    <meta:editing-cycles>10</meta:editing-cycles>
    <meta:editing-duration>PT2994S</meta:editing-duration>
  </office:meta>
</office:document-meta>
</file>